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Droid Sans" svg:font-family="'Droid Sans', sans-serif"/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5.796cm"/>
    </style:style>
    <style:style style:name="Tabla1.B" style:family="table-column">
      <style:table-column-properties style:column-width="1.217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text-properties officeooo:rsid="000dee25" officeooo:paragraph-rsid="000dee25"/>
    </style:style>
    <style:style style:name="P2" style:family="paragraph" style:parent-style-name="Standard">
      <style:text-properties officeooo:paragraph-rsid="000dee25"/>
    </style:style>
    <style:style style:name="P3" style:family="paragraph" style:parent-style-name="Standard">
      <style:text-properties officeooo:rsid="000f183a" officeooo:paragraph-rsid="000dee25"/>
    </style:style>
    <style:style style:name="P4" style:family="paragraph" style:parent-style-name="Standard">
      <style:text-properties fo:font-weight="bold" officeooo:rsid="000dee25" officeooo:paragraph-rsid="000dee25" style:font-weight-asian="bold" style:font-weight-complex="bold"/>
    </style:style>
    <style:style style:name="P5" style:family="paragraph" style:parent-style-name="Standard">
      <style:text-properties fo:font-weight="bold" officeooo:paragraph-rsid="000dee25" style:font-weight-asian="bold" style:font-weight-complex="bold"/>
    </style:style>
    <style:style style:name="P6" style:family="paragraph" style:parent-style-name="Standard">
      <style:text-properties officeooo:rsid="000ffd11" officeooo:paragraph-rsid="000ffd11"/>
    </style:style>
    <style:style style:name="P7" style:family="paragraph" style:parent-style-name="Standard">
      <style:text-properties officeooo:rsid="000ffd11" officeooo:paragraph-rsid="001242af"/>
    </style:style>
    <style:style style:name="P8" style:family="paragraph" style:parent-style-name="Standard">
      <style:text-properties officeooo:rsid="000ffd11" officeooo:paragraph-rsid="00127e39"/>
    </style:style>
    <style:style style:name="P9" style:family="paragraph" style:parent-style-name="Standard">
      <style:text-properties officeooo:rsid="001242af" officeooo:paragraph-rsid="001242af"/>
    </style:style>
    <style:style style:name="P10" style:family="paragraph" style:parent-style-name="Standard">
      <style:text-properties officeooo:paragraph-rsid="001242af"/>
    </style:style>
    <style:style style:name="P11" style:family="paragraph" style:parent-style-name="Table_20_Contents">
      <style:text-properties officeooo:rsid="000dee25" officeooo:paragraph-rsid="000dee25"/>
    </style:style>
    <style:style style:name="T1" style:family="text">
      <style:text-properties officeooo:rsid="000dee25"/>
    </style:style>
    <style:style style:name="T2" style:family="text">
      <style:text-properties officeooo:rsid="000ffd11"/>
    </style:style>
    <style:style style:name="T3" style:family="text">
      <style:text-properties fo:font-variant="normal" fo:text-transform="none" fo:color="#666666" style:font-name="Courier New" fo:font-size="12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666666" style:font-name="Courier New" fo:font-size="12pt" fo:letter-spacing="normal" fo:font-style="normal" fo:font-weight="bold" officeooo:rsid="000ffd11" loext:padding="0cm" loext:border="none"/>
    </style:style>
    <style:style style:name="T5" style:family="text">
      <style:text-properties fo:font-variant="normal" fo:text-transform="none" fo:color="#666666" style:font-name="Courier New" fo:font-size="12pt" fo:letter-spacing="normal" fo:font-style="normal" fo:font-weight="bold" officeooo:rsid="001242af" loext:padding="0cm" loext:border="none"/>
    </style:style>
    <style:style style:name="T6" style:family="text">
      <style:text-properties officeooo:rsid="001092b3"/>
    </style:style>
    <style:style style:name="T7" style:family="text">
      <style:text-properties officeooo:rsid="001242af"/>
    </style:style>
    <style:style style:name="T8" style:family="text">
      <style:text-properties officeooo:rsid="00127e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utores: </text:span></text:p>
      <text:p text:style-name="P2"><text:span text:style-name="T1"><text:tab/>Amos (amoraldo@gmail.com) </text:span></text:p>
      <text:p text:style-name="P1"/>
      <text:p text:style-name="P4">Contenido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text:a xlink:type="simple" xlink:href="#Tema 1" text:style-name="Internet_20_link" text:visited-style-name="Visited_20_Internet_20_Link"><text:span text:style-name="T1">Introducción a Git y GitHub</text:span></text:a></text:p>
          </table:table-cell>
          <table:table-cell table:style-name="Tabla1.A1" office:value-type="string">
            <text:p text:style-name="P11">#1</text:p>
          </table:table-cell>
        </table:table-row>
      </table:table>
      <text:p text:style-name="P1"/>
      <text:p text:style-name="P1"/>
      <text:p text:style-name="P5"><text:bookmark-start text:name="Tema 1"/><text:span text:style-name="T1">#1</text:span><text:bookmark-end text:name="Tema 1"/><text:span text:style-name="T1"> Introducción a Git y GitHub – Amos (amoraldo@gmail.com)</text:span></text:p>
      <text:p text:style-name="P1"/>
      <text:p text:style-name="P1">Listado de comandos <text:span text:style-name="T6">básicos</text:span> en Git</text:p>
      <text:p text:style-name="P1"/>
      <text:p text:style-name="P6">Locales</text:p>
      <text:p text:style-name="P7"><text:tab/><text:span text:style-name="T7">consulta</text:span></text:p>
      <text:p text:style-name="P7"><text:tab/><text:tab/><text:span text:style-name="T8">git </text:span></text:p>
      <text:p text:style-name="P7"><text:tab/><text:tab/>git status</text:p>
      <text:p text:style-name="P7"><text:tab/><text:tab/>git log</text:p>
      <text:p text:style-name="P9"><text:tab/><text:tab/>git branch</text:p>
      <text:p text:style-name="P7"/>
      <text:p text:style-name="P10"><text:span text:style-name="T2"><text:tab/></text:span><text:span text:style-name="T7">Iniciación:</text:span></text:p>
      <text:p text:style-name="P7"><text:tab/><text:tab/>git init</text:p>
      <text:p text:style-name="P7"><text:tab/><text:tab/><text:span text:style-name="T7">git config --global user.name “Tu_nombre_aqui”</text:span></text:p>
      <text:p text:style-name="P7"><text:tab/><text:tab/><text:span text:style-name="T7">git config --global user.email “</text:span><text:a xlink:type="simple" xlink:href="mailto:Tu_email_aqui@example.com" text:style-name="Internet_20_link" text:visited-style-name="Visited_20_Internet_20_Link"><text:span text:style-name="T7">Tu_email_aqui@example.com</text:span></text:a><text:span text:style-name="T7">”</text:span></text:p>
      <text:p text:style-name="P10"><text:span text:style-name="T2"><text:tab/></text:span><text:span text:style-name="T7">Utilización:</text:span></text:p>
      <text:p text:style-name="P7"><text:tab/><text:tab/>git add .</text:p>
      <text:p text:style-name="P6"><text:tab/><text:tab/>git commit -m “mensaje para el comiteado”</text:p>
      <text:p text:style-name="P6"><text:tab/><text:tab/>git checkout master</text:p>
      <text:p text:style-name="P6"/>
      <text:p text:style-name="P6">Remoto</text:p>
      <text:p text:style-name="P7"><text:tab/><text:span text:style-name="T7">Consulta</text:span></text:p>
      <text:p text:style-name="P7"><text:tab/><text:tab/>git remote -v</text:p>
      <text:p text:style-name="P7"><text:tab/><text:span text:style-name="T8">Iniciaci</text:span><text:span text:style-name="T7">ón:</text:span></text:p>
      <text:p text:style-name="P7"><text:tab/><text:tab/>git <text:span text:style-name="T8">remote add origin </text:span><text:a xlink:type="simple" xlink:href="mailto:git@github.com" text:style-name="Internet_20_link" text:visited-style-name="Visited_20_Internet_20_Link"><text:span text:style-name="T8">git@github.com</text:span></text:a><text:span text:style-name="T8">:deigocmartin/demo-git.git</text:span></text:p>
      <text:p text:style-name="P7"><text:tab/><text:tab/><text:span text:style-name="T8">git push -u origin master</text:span></text:p>
      <text:p text:style-name="P7"><text:tab/><text:span text:style-name="T8">Utilizacion:</text:span></text:p>
      <text:p text:style-name="P7"><text:tab/><text:tab/><text:span text:style-name="T8">git fetch</text:span></text:p>
      <text:p text:style-name="P8"><text:tab/><text:tab/><text:span text:style-name="T8">git pull</text:span></text:p>
      <text:p text:style-name="P8"><text:tab/><text:tab/><text:span text:style-name="T8">git push</text:span></text:p>
      <text:p text:style-name="P7"><text:tab/><text:tab/></text:p>
      <text:p text:style-name="P6"/>
      <text:p text:style-name="P1"/>
      <text:p text:style-name="P1"/>
      <text:p text:style-name="P1"/>
      <text:p text:style-name="P1">Referencias y links de #1</text:p>
      <text:p text:style-name="P1"/>
      <text:p text:style-name="P1"><text:span text:style-name="T7">git site: <text:tab/><text:tab/></text:span><text:a xlink:type="simple" xlink:href="https://git-scm.com/" text:style-name="Internet_20_link" text:visited-style-name="Visited_20_Internet_20_Link">https://git-scm.com/</text:a></text:p>
      <text:p text:style-name="P10"><text:span text:style-name="T7">git tutorial:<text:tab/><text:tab/></text:span><text:a xlink:type="simple" xlink:href="https://git-scm.com/docs/gittutorial" text:style-name="Internet_20_link" text:visited-style-name="Visited_20_Internet_20_Link">https://git-scm.com/docs/gittutorial</text:a></text:p>
      <text:p text:style-name="P10"><text:span text:style-name="T7">git español tutorial:<text:tab/></text:span><text:a xlink:type="simple" xlink:href="https://www.diegocmartin.com/tutorial-git/" text:style-name="Internet_20_link" text:visited-style-name="Visited_20_Internet_20_Link">https://www.diegocmartin.com/tutorial-git/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Droid Sans" svg:font-family="'Droid Sans', sans-serif"/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3:37:34.938675947</meta:creation-date>
    <dc:date>2020-09-21T20:53:27.672336556</dc:date>
    <meta:editing-duration>PT26M48S</meta:editing-duration>
    <meta:editing-cycles>3</meta:editing-cycles>
    <meta:generator>LibreOffice/6.4.5.2$Linux_X86_64 LibreOffice_project/40$Build-2</meta:generator>
    <meta:document-statistic meta:table-count="1" meta:image-count="0" meta:object-count="0" meta:page-count="1" meta:paragraph-count="36" meta:word-count="100" meta:character-count="790" meta:non-whitespace-character-count="679"/>
  </office:meta>
</office:document-meta>
</file>